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7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1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0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2-0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1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10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9-2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9-0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8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8-1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7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7-1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6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5-1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4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3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3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2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2-01-1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12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11-1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10-2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9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8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7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6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5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4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3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2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1-01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12-1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11-1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10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10-1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9-1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8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7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7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6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5-2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4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3-1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2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20-01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12-1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11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10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9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8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7-1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6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5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4-1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3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2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9-01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12-1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11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10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9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8-2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7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6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5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4-1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3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2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8-01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12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11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10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9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8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7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6-30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5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4-27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3-3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2-2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7-01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12-3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11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10-2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9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8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7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6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5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4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3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2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6-01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12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11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10-2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10-0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08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07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06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05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04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03-2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02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5-01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12-1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11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9-2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8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7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6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5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4-2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3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2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4-01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12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11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10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9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8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7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6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5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4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3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2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3-01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12-2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11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11-0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9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8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7-2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6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5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4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3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3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2-01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12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11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10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9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8-3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7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6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5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4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3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2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1-01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12-2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11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10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9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8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8-2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7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6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5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4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3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2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10-01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12-31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12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11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10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9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8-24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7-3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6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6-24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5-27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4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3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3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2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9-01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12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11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10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9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8-26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7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6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5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3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2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11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10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9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8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200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7071154002</text:p>
          </table:table-cell>
          <table:table-cell office:value-type="string" calcext:value-type="string">
            <text:p>MA-LTW <text:s/>104 LEXINGTON, MA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68" meta:object-count="0"/>
    <meta:user-defined meta:name="AppVersion">3.0</meta:user-defined>
  </office:meta>
</office:document-meta>
</file>